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82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17.3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color="#111111"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cot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envolvedor</text:p>
          </table:table-cell>
          <table:table-cell table:style-name="ce1" office:value-type="string" calcext:value-type="string">
            <text:p>Dependências</text:p>
          </table:table-cell>
          <table:table-cell table:style-name="ce1" office:value-type="string" calcext:value-type="string">
            <text:p>Herança/Implementação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DataManager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datamanager.connectio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table:number-columns-repeated="2"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connection</text:p>
          </table:table-cell>
          <table:table-cell office:value-type="string" calcext:value-type="string">
            <text:p>ConnectionManage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Config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ResponseTyp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DataAccessRespons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ResponseType</text:p>
          </table:table-cell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ParcialDataAccessObjec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Response, ResponseType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ParcialDataAccessObject, DataAccessResponse, ResponseType</text:p>
          </table:table-cell>
          <table:table-cell office:value-type="string" calcext:value-type="string">
            <text:p>Parcial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</text:p>
          </table:table-cell>
          <table:table-cell office:value-type="string" calcext:value-type="string">
            <text:p>EntityManag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Entity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abstract 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entity.funcionario</text:p>
          </table:table-cell>
          <table:table-cell office:value-type="string" calcext:value-type="string">
            <text:p>MapaDeServic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entity.funcionario</text:p>
          </table:table-cell>
          <table:table-cell office:value-type="string" calcext:value-type="string">
            <text:p>Funcionari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Usuario, Pessoa</text:p>
          </table:table-cell>
          <table:table-cell office:value-type="string" calcext:value-type="string">
            <text:p>Pessoa, Serializable</text:p>
          </table:table-cell>
          <table:table-cell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.dao</text:p>
          </table:table-cell>
          <table:table-cell office:value-type="string" calcext:value-type="string">
            <text:p>Pessoa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ParcialDataAccessObject, DataAccessResponse, ResponseType, Pessoa</text:p>
          </table:table-cell>
          <table:table-cell office:value-type="string" calcext:value-type="string">
            <text:p>Parcial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dao</text:p>
          </table:table-cell>
          <table:table-cell office:value-type="string" calcext:value-type="string">
            <text:p>Setor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 office:value-type="string" calcext:value-type="string">
            <text:p>DataAccessObject, DataAccessResponse, ResponseType, Setor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dao</text:p>
          </table:table-cell>
          <table:table-cell office:value-type="string" calcext:value-type="string">
            <text:p>Usuari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DataAccessObject, DataAccessResponse, ResponseType, Usuari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dao</text:p>
          </table:table-cell>
          <table:table-cell office:value-type="string" calcext:value-type="string">
            <text:p>MapaDeServic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, DataAccessResponse, ResponseType, MapaDeServic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dao</text:p>
          </table:table-cell>
          <table:table-cell office:value-type="string" calcext:value-type="string">
            <text:p>Funcionari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, DataAccessResponse, ResponseType, Funcionario, Usuario, UsuarioDAO, PessoaDAO</text:p>
          </table:table-cell>
          <table:table-cell office:value-type="string" calcext:value-type="string">
            <text:p>DataAccessObject</text:p>
          </table:table-cell>
          <table:table-cell/>
        </table:table-row>
        <table:table-row table:style-name="ro1">
          <table:table-cell office:value-type="string" calcext:value-type="string">
            <text:p>server.dao</text:p>
          </table:table-cell>
          <table:table-cell office:value-type="string" calcext:value-type="string">
            <text:p>Grup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DataAccessObject, DataAccessResponse, ResponseType, Grup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dao</text:p>
          </table:table-cell>
          <table:table-cell office:value-type="string" calcext:value-type="string">
            <text:p>Terminal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DataAccessObject, DataAccessResponse, ResponseType, Terminal, Setor, SetorDA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bll</text:p>
          </table:table-cell>
          <table:table-cell office:value-type="string" calcext:value-type="string">
            <text:p>Setor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 office:value-type="string" calcext:value-type="string">
            <text:p>BusinessLayoutLayer, DataAccessResponse, ResponseType, Setor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bll</text:p>
          </table:table-cell>
          <table:table-cell office:value-type="string" calcext:value-type="string">
            <text:p>Usuari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BusinessLayoutLayer, DataAccessResponse, ResponseType, Usuario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bll</text:p>
          </table:table-cell>
          <table:table-cell office:value-type="string" calcext:value-type="string">
            <text:p>Funcionari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, DataAccessResponse, ResponseType, Funcionario</text:p>
          </table:table-cell>
          <table:table-cell office:value-type="string" calcext:value-type="string">
            <text:p>BusinessLayoutLayer</text:p>
          </table:table-cell>
          <table:table-cell/>
        </table:table-row>
        <table:table-row table:style-name="ro1">
          <table:table-cell office:value-type="string" calcext:value-type="string">
            <text:p>server.bll</text:p>
          </table:table-cell>
          <table:table-cell office:value-type="string" calcext:value-type="string">
            <text:p>Terminal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DataAccessObject, DataAccessResponse, ResponseType, Terminal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bll</text:p>
          </table:table-cell>
          <table:table-cell office:value-type="string" calcext:value-type="string">
            <text:p>Grup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BusinessLayoutLayer, DataAccessResponse, ResponseType, Grupo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lientReques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lientConnectio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ClientRequest, FuncionarioBLL, SetorB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Launche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ConnectionManager, ClientConnec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08:54:41.9302160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Filho</meta:initial-creator>
    <meta:creation-date>2015-06-14T16:30:07.620368434</meta:creation-date>
    <dc:date>2015-06-17T10:04:31.237516110</dc:date>
    <dc:creator>Carlos Filho</dc:creator>
    <meta:editing-duration>PT2H41M46S</meta:editing-duration>
    <meta:editing-cycles>9</meta:editing-cycles>
    <meta:generator>LibreOffice/4.2.8.2$Linux_X86_64 LibreOffice_project/420m0$Build-2</meta:generator>
    <meta:document-statistic meta:table-count="1" meta:cell-count="197" meta:object-count="0"/>
  </office:meta>
</office:document-meta>
</file>